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381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2.381cm" fo:margin-right="0cm" fo:text-align="start" style:justify-single-word="false" fo:text-indent="0cm" style:auto-text-indent="false"/>
      <style:text-properties style:font-name="FreeSans"/>
    </style:style>
    <style:style style:name="T1" style:family="text">
      <style:text-properties style:font-name="FreeSans"/>
    </style:style>
    <style:style style:name="T2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FreeSans" fo:font-size="18pt" fo:font-weight="normal" style:font-size-asian="18pt" style:font-weight-asian="normal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Setting up a GridPilot data processing facility</text:span></text:p>
      <text:p text:style-name="P1"><text:span text:style-name="T2"/></text:p>
      <text:p text:style-name="P1"><text:line-break/></text:p>
      <text:p text:style-name="P2"/>
      <text:p text:style-name="P2">Frederik Orellana</text:p>
      <text:p text:style-name="P2">Niels Bohr Institute</text:p>
      <text:p text:style-name="P1"><text:span text:style-name="T1">Copenhagen University</text:span></text:p>
      <text:p text:style-name="P1"><text:span text:style-name="T1">April 2009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Introduction</text:h>
      <text:h text:style-name="Heading_20_1" text:outline-level="1">Configuring MySQL </text:h>
      <text:h text:style-name="Heading_20_1" text:outline-level="1">Configuring Apache HTTPD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23T21:28:22.04</meta:creation-date>
    <dc:date>2009-05-01T12:45:57</dc:date>
    <meta:editing-duration>PT02H38M05S</meta:editing-duration>
    <meta:editing-cycles>7</meta:editing-cycles>
    <meta:generator>OpenOffice.org/3.0$Linux OpenOffice.org_project/300m15$Build-9379</meta:generator>
    <dc:creator>Frederik Orellana</dc:creator>
    <meta:document-statistic meta:table-count="0" meta:image-count="0" meta:object-count="0" meta:page-count="2" meta:paragraph-count="9" meta:word-count="22" meta:character-count="170"/>
    <meta:user-defined meta:name="Info 1"/>
    <meta:user-defined meta:name="Info 2"/>
    <meta:user-defined meta:name="Info 3"/>
    <meta:user-defined meta:name="Info 4"/>
  </office:meta>
</office:document-meta>
</file>